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❯ update the installation guide please <text:s text:c="41"/></text:p>
      <text:p text:style-name="Standard"><text:s text:c="80"/></text:p>
      <text:p text:style-name="Standard">● Here are the full updated steps: <text:s text:c="45"/></text:p>
      <text:p text:style-name="Standard"><text:s text:c="80"/></text:p>
      <text:p text:style-name="Standard"><text:s text:c="2"/>--- <text:s text:c="74"/></text:p>
      <text:p text:style-name="Standard"><text:s text:c="2"/>Prerequisites (manual, before running the script)</text:p>
      <text:p text:style-name="Standard"><text:s text:c="2"/>1. Fresh Linux server (Ubuntu recommended) <text:s text:c="35"/></text:p>
      <text:p text:style-name="Standard"><text:s text:c="2"/>2. Install Docker: curl -fsSL https://get.docker.com | sh</text:p>
      <text:p text:style-name="Standard"><text:s text:c="2"/>3. Install dependencies: apt-get install -y docker-compose-plugin openssl <text:s text:c="4"/></text:p>
      <text:p text:style-name="Standard"><text:s text:c="2"/>4. Clone or copy the StatsApp repo to /home/stats/StatsApp <text:s text:c="19"/></text:p>
      <text:p text:style-name="Standard"><text:s text:c="80"/></text:p>
      <text:p text:style-name="Standard"><text:s text:c="2"/>--- <text:s text:c="74"/></text:p>
      <text:p text:style-name="Standard"><text:s text:c="2"/>BitNet AI — build first (optional but recommended before running the <text:s text:c="9"/></text:p>
      <text:p text:style-name="Standard"><text:s text:c="2"/>installer) <text:s text:c="67"/></text:p>
      <text:p text:style-name="Standard"><text:s text:c="18"/></text:p>
      <text:p text:style-name="Standard"><text:s text:c="2"/>If the AI assistant is needed, build it before running the install script so <text:s/></text:p>
      <text:p text:style-name="Standard"><text:s text:c="2"/>the installer can set up the service automatically in step 7. <text:s text:c="16"/></text:p>
      <text:p text:style-name="Standard"><text:s text:c="3"/></text:p>
      <text:p text:style-name="Standard"><text:s text:c="2"/>cd /home/stats/BitNet <text:s text:c="56"/></text:p>
      <text:p text:style-name="Standard"><text:s text:c="2"/>bash setup_bitnet.sh</text:p>
      <text:p text:style-name="Standard"><text:s text:c="80"/></text:p>
      <text:p text:style-name="Standard"><text:s text:c="2"/>This will:</text:p>
      <text:p text:style-name="Standard"><text:s text:c="2"/>- Install cmake and build tools if missing <text:s text:c="35"/></text:p>
      <text:p text:style-name="Standard"><text:s text:c="2"/>- Clone the BitNet repo if not already present <text:s text:c="31"/></text:p>
      <text:p text:style-name="Standard"><text:s text:c="2"/>- Download the model from HuggingFace (~4.6 GB)</text:p>
      <text:p text:style-name="Standard"><text:s text:c="2"/>- Build the llama-server binary at /home/stats/BitNet/build/bin/llama-server <text:s/></text:p>
      <text:p text:style-name="Standard"><text:s text:c="80"/></text:p>
      <text:p text:style-name="Standard"><text:s text:c="2"/>---</text:p>
      <text:p text:style-name="Standard"><text:s text:c="2"/>Run the installer <text:s text:c="60"/></text:p>
      <text:p text:style-name="Standard"><text:s text:c="19"/></text:p>
      <text:p text:style-name="Standard"><text:s text:c="2"/>cd /home/stats/StatsApp</text:p>
      <text:p text:style-name="Standard"><text:s text:c="2"/>sudo bash install.sh <text:s text:c="57"/></text:p>
      <text:p text:style-name="Standard"><text:s text:c="3"/></text:p>
      <text:p text:style-name="Standard"><text:s text:c="2"/>--- <text:s text:c="74"/></text:p>
      <text:p text:style-name="Standard"><text:s text:c="2"/>What the script does interactively</text:p>
      <text:p text:style-name="Standard"><text:s text:c="80"/></text:p>
      <text:p text:style-name="Standard"><text:s text:c="2"/>Step 1 — Prerequisite check</text:p>
      <text:p text:style-name="Standard"><text:s text:c="2"/>Verifies Docker, Docker Compose, and openssl are present. Exits with a clear <text:s/></text:p>
      <text:p text:style-name="Standard"><text:s text:c="2"/>error if anything is missing. <text:s text:c="48"/></text:p>
      <text:p text:style-name="Standard"><text:s text:c="3"/></text:p>
      <text:p text:style-name="Standard"><text:s text:c="2"/>Step 2 — Oracle Instant Client 21.13 <text:s text:c="41"/></text:p>
      <text:p text:style-name="Standard"><text:s text:c="2"/>Checks /opt/oracle/instantclient_21_13. If not found, downloads and installs</text:p>
      <text:p text:style-name="Standard"><text:s text:c="2"/>it automatically and registers it with ldconfig. <text:s text:c="29"/></text:p>
      <text:p text:style-name="Standard"><text:s text:c="18"/></text:p>
      <text:p text:style-name="Standard"><text:s text:c="2"/>Step 3 — Environment file <text:s text:c="52"/></text:p>
      <text:p text:style-name="Standard"><text:s text:c="2"/>Creates .env if it doesn't exist. Prompts for:</text:p>
      <text:p text:style-name="Standard"><text:s text:c="2"/>- Flask SECRET_KEY (auto-generated random value if left blank) <text:s text:c="15"/></text:p>
      <text:p text:style-name="Standard"><text:s text:c="2"/>- PostgreSQL password (auto-generated if left blank) <text:s text:c="25"/></text:p>
      <text:p text:style-name="Standard"><text:s text:c="2"/>- Master admin registration key <text:s text:c="46"/></text:p>
      <text:p text:style-name="Standard"><text:s text:c="2"/>- Timezone (default: Asia/Beirut) <text:s text:c="44"/></text:p>
      <text:p text:style-name="Standard"><text:s text:c="2"/>- BitNet AI enabled (true/false) <text:s text:c="45"/></text:p>
      <text:p text:style-name="Standard"><text:s text:c="80"/></text:p>
      <text:p text:style-name="Standard"><text:soft-page-break/><text:s text:c="2"/>Step 4 — SSL certificate <text:s text:c="53"/></text:p>
      <text:p text:style-name="Standard"><text:s text:c="2"/>Generates a self-signed certificate valid for 10 years, placed in <text:s text:c="12"/></text:p>
      <text:p text:style-name="Standard"><text:s text:c="2"/>nginx/certs/. Asks for the server hostname or IP to embed in the cert. <text:s text:c="7"/></text:p>
      <text:p text:style-name="Standard"><text:s text:c="80"/></text:p>
      <text:p text:style-name="Standard"><text:s text:c="2"/>Step 5 — Docker build &amp; start <text:s text:c="48"/></text:p>
      <text:p text:style-name="Standard"><text:s text:c="2"/>Builds the image and starts all three containers (nginx, app, postgres). Waits</text:p>
      <text:p text:style-name="Standard"><text:s text:c="3"/>for the database to pass its health check before continuing. <text:s text:c="16"/></text:p>
      <text:p text:style-name="Standard"><text:s text:c="18"/></text:p>
      <text:p text:style-name="Standard"><text:s text:c="2"/>Step 6 — Database configuration <text:s text:c="46"/></text:p>
      <text:p text:style-name="Standard"><text:s text:c="18"/></text:p>
      <text:p text:style-name="Standard"><text:s text:c="2"/>6a — ETL tables <text:s text:c="62"/></text:p>
      <text:p text:style-name="Standard"><text:s text:c="2"/>Truncates all etl_* tables with RESTART IDENTITY CASCADE. Clean slate for the</text:p>
      <text:p text:style-name="Standard"><text:s text:c="2"/>first ETL sync. <text:s text:c="62"/></text:p>
      <text:p text:style-name="Standard"><text:s text:c="18"/></text:p>
      <text:p text:style-name="Standard"><text:s text:c="2"/>6b — PostgreSQL credentials <text:s text:c="50"/></text:p>
      <text:p text:style-name="Standard"><text:s text:c="2"/>Prompts for PG username, database name, and password. Shows current values as</text:p>
      <text:p text:style-name="Standard"><text:s text:c="2"/>defaults — press Enter to keep them. Restarts containers only if something <text:s text:c="3"/></text:p>
      <text:p text:style-name="Standard"><text:s text:c="2"/>changed. Stored in .env.</text:p>
      <text:p text:style-name="Standard"><text:s text:c="80"/></text:p>
      <text:p text:style-name="Standard"><text:s text:c="2"/>6c — Oracle PACS connection</text:p>
      <text:p text:style-name="Standard"><text:s text:c="2"/>Prompts for: host IP, port (default 1521), SID, username, password. Stored in</text:p>
      <text:p text:style-name="Standard"><text:s text:c="2"/>the db_params table under the name oracle_ris. <text:s text:c="31"/></text:p>
      <text:p text:style-name="Standard"><text:s text:c="3"/></text:p>
      <text:p text:style-name="Standard"><text:s text:c="2"/>6d — Demo or production <text:s text:c="54"/></text:p>
      <text:p text:style-name="Standard"><text:s text:c="2"/>- Demo: asks for start date, end date (YYYY-MM-DD), and demo username.</text:p>
      <text:p text:style-name="Standard"><text:s text:c="2"/>Activates demo mode in the settings table. <text:s text:c="35"/></text:p>
      <text:p text:style-name="Standard"><text:s text:c="2"/>- Production: asks for the go-live date (YYYY-MM-DD). ETL will only pull</text:p>
      <text:p text:style-name="Standard"><text:s text:c="2"/>Oracle data from that date onwards. Stored in go_live_config. <text:s text:c="16"/></text:p>
      <text:p text:style-name="Standard"><text:s text:c="80"/></text:p>
      <text:p text:style-name="Standard"><text:s text:c="2"/>Step 7 — BitNet AI service</text:p>
      <text:p text:style-name="Standard"><text:s text:c="2"/>Checks that both the binary (/home/stats/BitNet/build/bin/llama-server) and <text:s text:c="2"/></text:p>
      <text:p text:style-name="Standard"><text:s text:c="2"/>the model file (Meta-Llama-3.1-8B-Instruct-Q4_K_M.gguf) exist. If both are <text:s text:c="3"/></text:p>
      <text:p text:style-name="Standard"><text:s text:c="2"/>present, installs and starts the llama-server systemd service on port 8081. If</text:p>
      <text:p text:style-name="Standard"><text:s text:c="3"/>it fails, check: journalctl -u llama-server -n 50. <text:s text:c="26"/></text:p>
      <text:p text:style-name="Standard"><text:s text:c="18"/></text:p>
      <text:p text:style-name="Standard"><text:s text:c="2"/>---</text:p>
      <text:p text:style-name="Standard"><text:s text:c="2"/>After install</text:p>
      <text:p text:style-name="Standard"><text:s text:c="15"/></text:p>
      <text:p text:style-name="Standard"><text:s text:c="2"/>┌─────────────────┬───────────────────────────────────────────────┐</text:p>
      <text:p text:style-name="Standard"><text:s text:c="2"/>│ <text:s text:c="5"/>Task <text:s text:c="6"/>│ <text:s text:c="19"/>Command <text:s text:c="19"/>│ <text:s text:c="10"/></text:p>
      <text:p text:style-name="Standard"><text:s text:c="2"/>├─────────────────┼───────────────────────────────────────────────┤</text:p>
      <text:p text:style-name="Standard"><text:s text:c="2"/>│ Open app <text:s text:c="7"/>│ https://&lt;server-hostname&gt; <text:s text:c="20"/>│ <text:s text:c="10"/></text:p>
      <text:p text:style-name="Standard"><text:s text:c="2"/>├─────────────────┼───────────────────────────────────────────────┤</text:p>
      <text:p text:style-name="Standard"><text:s text:c="2"/>│ View live logs <text:s/>│ docker compose logs -f <text:s text:c="23"/>│ <text:s text:c="10"/></text:p>
      <text:p text:style-name="Standard"><text:soft-page-break/><text:s text:c="2"/>├─────────────────┼───────────────────────────────────────────────┤</text:p>
      <text:p text:style-name="Standard"><text:s text:c="2"/>│ Manual ETL sync │ docker compose exec rayd-app python app.py -m │ <text:s text:c="10"/></text:p>
      <text:p text:style-name="Standard"><text:s text:c="2"/>├─────────────────┼───────────────────────────────────────────────┤ <text:s text:c="10"/></text:p>
      <text:p text:style-name="Standard"><text:s text:c="2"/>│ Restart app <text:s text:c="4"/>│ docker compose restart <text:s text:c="23"/>│</text:p>
      <text:p text:style-name="Standard"><text:s text:c="2"/>├─────────────────┼───────────────────────────────────────────────┤ <text:s text:c="10"/></text:p>
      <text:p text:style-name="Standard"><text:s text:c="2"/>│ Stop everything │ docker compose down <text:s text:c="26"/>│</text:p>
      <text:p text:style-name="Standard"><text:s text:c="2"/>├─────────────────┼───────────────────────────────────────────────┤ <text:s text:c="10"/></text:p>
      <text:p text:style-name="Standard"><text:s text:c="2"/>│ BitNet AI logs <text:s/>│ journalctl -u llama-server -f <text:s text:c="16"/>│</text:p>
      <text:p text:style-name="Standard"><text:s text:c="2"/>└─────────────────┴───────────────────────────────────────────────┘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11:06:28.198306449</meta:creation-date>
    <dc:date>2026-04-01T11:07:54.435903144</dc:date>
    <meta:editing-duration>PT1M27S</meta:editing-duration>
    <meta:editing-cycles>1</meta:editing-cycles>
    <meta:document-statistic meta:table-count="0" meta:image-count="0" meta:object-count="0" meta:page-count="3" meta:paragraph-count="105" meta:word-count="510" meta:character-count="6728" meta:non-whitespace-character-count="3305"/>
    <meta:generator>LibreOffice/7.3.7.2$Linux_X86_64 LibreOffice_project/30$Build-2</meta:generator>
  </office:meta>
</office:document-meta>
</file>